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66cm" draw:marker-end-width="0.66cm" draw:fill="solid" draw:fill-color="#eeeeee" draw:textarea-horizontal-align="justify" draw:textarea-vertical-align="top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764cm" svg:height="8.128cm" svg:x="7.11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12.984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64cm" svg:height="1.27cm" svg:x="7.112cm" svg:y="7.096cm">
          <text:p text:style-name="P1">System Call 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64cm" svg:height="2.27cm" svg:x="7.112cm" svg:y="4.826cm">
          <text:p text:style-name="P1">Shell / Editor / Gam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4cm" svg:height="1.254cm" draw:transform="skewX (0.00558505360638185) translate (15.499cm 5.842cm)">
          <text:p text:style-name="P1">Lib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382cm" svg:height="4.588cm" svg:x="15.494cm" svg:y="8.3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8cm" svg:height="0.762cm" svg:x="17.018cm" svg:y="10.168cm">
          <text:p text:style-name="P1">Virtual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3.572cm" svg:x="7.112cm" svg:y="9.38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0.778cm" svg:x="15.748cm" svg:y="8.62cm">
          <text:p text:style-name="P1">Schedu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56cm" svg:height="0.778cm" svg:x="20.066cm" svg:y="8.62cm">
          <text:p text:style-name="P1">I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794cm" svg:height="1.032cm" svg:x="7.112cm" svg:y="8.382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4cm" svg:height="1.032cm" svg:x="9.86cm" svg:y="8.38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1.032cm" svg:x="12.7cm" svg:y="8.382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82cm" svg:height="1.27cm" svg:x="11.176cm" svg:y="11.684cm">
          <text:p text:style-name="P1">Hardware Specific Cod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657cm" svg:height="0.963cm" svg:x="16.482cm" svg:y="9.264cm">
          <draw:text-box>
            <text:p text:style-name="P1">Process Management</text:p>
          </draw:text-box>
        </draw:frame>
        <draw:custom-shape draw:style-name="gr5" draw:text-style-name="P1" draw:layer="layout" svg:width="0.508cm" svg:height="2.286cm" svg:x="24.238cm" svg:y="4.8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5.727cm" svg:x="24.239cm" svg:y="7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508cm" svg:height="1.046cm" svg:x="24.24cm" svg:y="13.1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131cm" svg:height="0.962cm" draw:transform="rotate (-1.5707963267949) translate (25.6cm 12.109cm)">
          <draw:text-box>
            <text:p>Firmware</text:p>
          </draw:text-box>
        </draw:frame>
        <draw:frame draw:style-name="gr6" draw:layer="layout" svg:width="2.331cm" svg:height="0.962cm" draw:transform="rotate (-1.5707963267949) translate (25.6cm 8.89cm)">
          <draw:text-box>
            <text:p>Kernel</text:p>
          </draw:text-box>
        </draw:frame>
        <draw:frame draw:style-name="gr6" draw:layer="layout" svg:width="1.84cm" svg:height="0.962cm" draw:transform="rotate (-1.5707963267949) translate (25.5cm 4.926cm)">
          <draw:text-box>
            <text:p>Use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parajita" style:font-family-complex="Aparaji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parajita" style:font-family-complex="Aparaji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parajita" style:font-family-complex="Aparaji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parajita" style:font-family-complex="Aparaji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4:25:55.514212030</meta:creation-date>
    <meta:editing-duration>PT2M58S</meta:editing-duration>
    <meta:editing-cycles>3</meta:editing-cycles>
    <meta:generator>LibreOffice/4.2.6.2$Linux_X86_64 LibreOffice_project/420m0$Build-2</meta:generator>
    <dc:date>2014-08-26T14:29:19.688066011</dc:date>
    <meta:document-statistic meta:object-count="44"/>
  </office:meta>
</office:document-meta>
</file>